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7a195" officeooo:paragraph-rsid="0027a195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6d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riag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 <text:span text:style-name="T2">triag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3:02.958701017</dc:date>
    <meta:editing-duration>PT14M7S</meta:editing-duration>
    <meta:editing-cycles>15</meta:editing-cycles>
    <meta:document-statistic meta:table-count="2" meta:image-count="0" meta:object-count="0" meta:page-count="1" meta:paragraph-count="36" meta:word-count="52" meta:character-count="345" meta:non-whitespace-character-count="329"/>
  </office:meta>
</office:document-meta>
</file>